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6c14"/>
    </style:style>
    <style:style style:name="P2" style:family="paragraph" style:parent-style-name="Standard">
      <style:text-properties officeooo:paragraph-rsid="001efe89"/>
    </style:style>
    <style:style style:name="P3" style:family="paragraph" style:parent-style-name="Standard">
      <style:text-properties style:text-position="0% 100%" officeooo:paragraph-rsid="001efe89"/>
    </style:style>
    <style:style style:name="P4" style:family="paragraph" style:parent-style-name="Standard">
      <style:text-properties style:text-position="0% 100%" officeooo:paragraph-rsid="00230925"/>
    </style:style>
    <style:style style:name="P5" style:family="paragraph" style:parent-style-name="Standard">
      <style:text-properties officeooo:rsid="00227155" officeooo:paragraph-rsid="00227155"/>
    </style:style>
    <style:style style:name="P6" style:family="paragraph" style:parent-style-name="Standard">
      <style:text-properties officeooo:paragraph-rsid="00230925"/>
    </style:style>
    <style:style style:name="P7" style:family="paragraph" style:parent-style-name="Standard">
      <style:text-properties officeooo:paragraph-rsid="0023ae4f"/>
    </style:style>
    <style:style style:name="P8" style:family="paragraph" style:parent-style-name="Standard">
      <style:text-properties officeooo:paragraph-rsid="00258905"/>
    </style:style>
    <style:style style:name="P9" style:family="paragraph" style:parent-style-name="Standard">
      <style:text-properties officeooo:paragraph-rsid="00261bc8"/>
    </style:style>
    <style:style style:name="P10" style:family="paragraph" style:parent-style-name="Standard">
      <style:text-properties officeooo:paragraph-rsid="0026cbb6"/>
    </style:style>
    <style:style style:name="P11" style:family="paragraph" style:parent-style-name="Standard">
      <style:text-properties style:text-position="sub 58%" officeooo:paragraph-rsid="001efe89"/>
    </style:style>
    <style:style style:name="P12" style:family="paragraph" style:parent-style-name="Standard">
      <style:text-properties officeooo:paragraph-rsid="0026cbb6"/>
    </style:style>
    <style:style style:name="P13" style:family="paragraph" style:parent-style-name="Standard">
      <style:text-properties officeooo:paragraph-rsid="0028b6a7"/>
    </style:style>
    <style:style style:name="P14" style:family="paragraph" style:parent-style-name="Standard">
      <style:text-properties officeooo:paragraph-rsid="002ac29a"/>
    </style:style>
    <style:style style:name="P15" style:family="paragraph" style:parent-style-name="Standard">
      <style:text-properties officeooo:paragraph-rsid="002ad233"/>
    </style:style>
    <style:style style:name="P16" style:family="paragraph" style:parent-style-name="Standard">
      <style:text-properties officeooo:paragraph-rsid="002b5500"/>
    </style:style>
    <style:style style:name="P17" style:family="paragraph" style:parent-style-name="Standard">
      <style:text-properties style:text-position="0% 100%" officeooo:paragraph-rsid="002c6f42"/>
    </style:style>
    <style:style style:name="P18" style:family="paragraph" style:parent-style-name="Standard">
      <style:text-properties fo:color="#c9211e" fo:font-weight="bold" officeooo:paragraph-rsid="00230925" style:font-weight-asian="bold" style:font-weight-complex="bold"/>
    </style:style>
    <style:style style:name="P19" style:family="paragraph" style:parent-style-name="Standard">
      <style:text-properties fo:color="#c9211e" fo:font-weight="bold" officeooo:paragraph-rsid="00258905" style:font-weight-asian="bold" style:font-weight-complex="bold"/>
    </style:style>
    <style:style style:name="P20" style:family="paragraph" style:parent-style-name="Standard">
      <style:text-properties fo:color="#c9211e" fo:font-weight="bold" officeooo:paragraph-rsid="00261bc8" style:font-weight-asian="bold" style:font-weight-complex="bold"/>
    </style:style>
    <style:style style:name="P21" style:family="paragraph" style:parent-style-name="Standard">
      <style:text-properties fo:color="#c9211e" fo:font-weight="bold" officeooo:paragraph-rsid="0028b6a7" style:font-weight-asian="bold" style:font-weight-complex="bold"/>
    </style:style>
    <style:style style:name="P22" style:family="paragraph" style:parent-style-name="Standard">
      <style:text-properties fo:color="#c9211e" style:text-line-through-style="none" style:text-line-through-type="none" fo:font-weight="bold" officeooo:paragraph-rsid="00230925" style:font-weight-asian="bold" style:font-weight-complex="bold"/>
    </style:style>
    <style:style style:name="P23" style:family="paragraph" style:parent-style-name="Standard">
      <style:text-properties officeooo:paragraph-rsid="0030849b"/>
    </style:style>
    <style:style style:name="P24" style:family="paragraph" style:parent-style-name="Standard">
      <style:text-properties officeooo:paragraph-rsid="0032c897"/>
    </style:style>
    <style:style style:name="P25" style:family="paragraph" style:parent-style-name="Standard">
      <style:text-properties officeooo:rsid="0032c897" officeooo:paragraph-rsid="0032c897"/>
    </style:style>
    <style:style style:name="P26" style:family="paragraph" style:parent-style-name="Standard">
      <style:text-properties officeooo:paragraph-rsid="0034fddb"/>
    </style:style>
    <style:style style:name="T1" style:family="text">
      <style:text-properties style:text-position="sub 58%"/>
    </style:style>
    <style:style style:name="T2" style:family="text">
      <style:text-properties officeooo:rsid="00230925"/>
    </style:style>
    <style:style style:name="T3" style:family="text">
      <style:text-properties officeooo:rsid="00295a23"/>
    </style:style>
    <style:style style:name="T4" style:family="text">
      <style:text-properties officeooo:rsid="0001ced9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 fo:font-weight="bold" officeooo:rsid="0001ced9" style:font-weight-asian="bold" style:font-weight-complex="bold"/>
    </style:style>
    <style:style style:name="T7" style:family="text">
      <style:text-properties fo:color="#c9211e" fo:font-weight="bold" officeooo:rsid="00040b44" style:font-weight-asian="bold" style:font-weight-complex="bold"/>
    </style:style>
    <style:style style:name="T8" style:family="text">
      <style:text-properties fo:color="#c9211e" fo:font-weight="bold" officeooo:rsid="002ad233" style:font-weight-asian="bold" style:font-weight-complex="bold"/>
    </style:style>
    <style:style style:name="T9" style:family="text">
      <style:text-properties fo:color="#c9211e" fo:font-weight="bold" officeooo:rsid="000565cb" style:font-weight-asian="bold" style:font-weight-complex="bold"/>
    </style:style>
    <style:style style:name="T10" style:family="text">
      <style:text-properties fo:color="#c9211e" fo:font-weight="bold" officeooo:rsid="000676da" style:font-weight-asian="bold" style:font-weight-complex="bold"/>
    </style:style>
    <style:style style:name="T11" style:family="text">
      <style:text-properties fo:color="#c9211e" fo:font-weight="bold" officeooo:rsid="0007df41" style:font-weight-asian="bold" style:font-weight-complex="bold"/>
    </style:style>
    <style:style style:name="T12" style:family="text">
      <style:text-properties fo:color="#c9211e" fo:font-weight="bold" officeooo:rsid="002b5500" style:font-weight-asian="bold" style:font-weight-complex="bold"/>
    </style:style>
    <style:style style:name="T13" style:family="text">
      <style:text-properties fo:color="#c9211e" fo:font-weight="bold" officeooo:rsid="000863c0" style:font-weight-asian="bold" style:font-weight-complex="bold"/>
    </style:style>
    <style:style style:name="T14" style:family="text">
      <style:text-properties fo:color="#c9211e" fo:font-weight="bold" officeooo:rsid="0008b900" style:font-weight-asian="bold" style:font-weight-complex="bold"/>
    </style:style>
    <style:style style:name="T15" style:family="text">
      <style:text-properties fo:color="#c9211e" fo:font-weight="bold" officeooo:rsid="002e4c4f" style:font-weight-asian="bold" style:font-weight-complex="bold"/>
    </style:style>
    <style:style style:name="T16" style:family="text">
      <style:text-properties fo:color="#c9211e" fo:font-weight="bold" officeooo:rsid="002ff932" style:font-weight-asian="bold" style:font-weight-complex="bold"/>
    </style:style>
    <style:style style:name="T17" style:family="text">
      <style:text-properties fo:color="#c9211e" fo:font-weight="bold" officeooo:rsid="000e5568" style:font-weight-asian="bold" style:font-weight-complex="bold"/>
    </style:style>
    <style:style style:name="T18" style:family="text">
      <style:text-properties fo:color="#c9211e" fo:font-weight="bold" officeooo:rsid="00326234" style:font-weight-asian="bold" style:font-weight-complex="bold"/>
    </style:style>
    <style:style style:name="T19" style:family="text">
      <style:text-properties fo:color="#c9211e" fo:font-weight="bold" officeooo:rsid="0032b188" style:font-weight-asian="bold" style:font-weight-complex="bold"/>
    </style:style>
    <style:style style:name="T20" style:family="text">
      <style:text-properties fo:color="#c9211e" fo:font-weight="bold" officeooo:rsid="0032bc6f" style:font-weight-asian="bold" style:font-weight-complex="bold"/>
    </style:style>
    <style:style style:name="T21" style:family="text">
      <style:text-properties fo:color="#c9211e" fo:font-weight="bold" officeooo:rsid="0032c897" style:font-weight-asian="bold" style:font-weight-complex="bold"/>
    </style:style>
    <style:style style:name="T22" style:family="text">
      <style:text-properties fo:color="#c9211e" fo:font-weight="bold" officeooo:rsid="00101ac4" style:font-weight-asian="bold" style:font-weight-complex="bold"/>
    </style:style>
    <style:style style:name="T23" style:family="text">
      <style:text-properties fo:color="#c9211e" fo:font-weight="bold" officeooo:rsid="0034fddb" style:font-weight-asian="bold" style:font-weight-complex="bold"/>
    </style:style>
    <style:style style:name="T24" style:family="text">
      <style:text-properties fo:color="#c9211e" fo:font-weight="bold" officeooo:rsid="00354ca9" style:font-weight-asian="bold" style:font-weight-complex="bold"/>
    </style:style>
    <style:style style:name="T25" style:family="text">
      <style:text-properties fo:color="#c9211e" style:text-position="sub 58%" fo:font-weight="bold" officeooo:rsid="0008b900" style:font-weight-asian="bold" style:font-weight-complex="bold"/>
    </style:style>
    <style:style style:name="T26" style:family="text">
      <style:text-properties fo:color="#c9211e" style:text-position="sub 58%" fo:font-weight="bold" officeooo:rsid="0030849b" style:font-weight-asian="bold" style:font-weight-complex="bold"/>
    </style:style>
    <style:style style:name="T27" style:family="text">
      <style:text-properties fo:color="#c9211e" style:text-position="sub 58%" fo:font-weight="bold" officeooo:rsid="000e5568" style:font-weight-asian="bold" style:font-weight-complex="bold"/>
    </style:style>
    <style:style style:name="T28" style:family="text">
      <style:text-properties fo:color="#c9211e" style:text-position="0% 100%" fo:font-weight="bold" officeooo:rsid="0030849b" style:font-weight-asian="bold" style:font-weight-complex="bold"/>
    </style:style>
    <style:style style:name="T29" style:family="text">
      <style:text-properties fo:color="#c9211e" style:text-position="0% 100%" fo:font-weight="bold" officeooo:rsid="000e5568" style:font-weight-asian="bold" style:font-weight-complex="bold"/>
    </style:style>
    <style:style style:name="T30" style:family="text">
      <style:text-properties fo:color="#c9211e" officeooo:rsid="0032c897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officeooo:rsid="0032c897"/>
    </style:style>
    <style:style style:name="T33" style:family="text">
      <style:text-properties fo:font-variant="normal" fo:text-transform="none" fo:color="#c9211e" style:font-name="Linux Libertine" fo:letter-spacing="normal" fo:language="pt" fo:country="PT" fo:font-style="normal" fo:font-weight="bold" officeooo:rsid="0034fddb" style:font-weight-asian="bold" style:font-weight-complex="bold"/>
    </style:style>
    <style:style style:name="T34" style:family="text">
      <style:text-properties officeooo:rsid="003639ed"/>
    </style:style>
    <style:style style:name="T35" style:family="text">
      <style:text-properties officeooo:rsid="00380b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o é denominada a atividade de elaboração de um conjunto de passos (ou etapas), ordenados sequencialmente segundo uma lógica definida para solucionar um problema?</text:p>
      <text:p text:style-name="P14">Resp: <text:span text:style-name="T6">Algoritmos</text:span><text:span text:style-name="T4">.</text:span></text:p>
      <text:p text:style-name="P1"/>
      <text:p text:style-name="P1">2. Um processamento de dados realizado de forma manual, requer a execução de algumas atividades. Quais são essas atividades?</text:p>
      <text:p text:style-name="P14">Resp: <text:span text:style-name="T6">Entrada de dados, processamento e saída.</text:span></text:p>
      <text:p text:style-name="P1"/>
      <text:p text:style-name="P1">3. O que caracteriza um processo ser realizado de forma automática em vez de sua realização manual?</text:p>
      <text:p text:style-name="P14">Resp: <text:span text:style-name="T7">No processo automático a entrada, processamento e saída são realizados por uma máquina, </text:span><text:span text:style-name="T8">a</text:span><text:span text:style-name="T7">lém de adicionar um novo passo, o armazenamento.</text:span><text:span text:style-name="T5"> </text:span></text:p>
      <text:p text:style-name="P1"/>
      <text:p text:style-name="P1">4. Quais são as partes básicas de um Sistema de Computação?</text:p>
      <text:p text:style-name="P15">Resp: <text:span text:style-name="T7">São duas as partes básicas de um sistema computacional: O Hardware e o Software. O hardware é a parte física como por exemplo a placa mãe, pentes de memória, HD e o processador. Já o software é a parte é a parte não visível, ela que faz o hardware trabalhar de forma coordenada.</text:span></text:p>
      <text:p text:style-name="P1"/>
      <text:p text:style-name="P1">5. Quais são as partes componentes de um sistema de numeração?</text:p>
      <text:p text:style-name="P15">Resp: <text:span text:style-name="T9">São os algarismos, números, operações matemáticas e regras para manipulação de grandezas.</text:span></text:p>
      <text:p text:style-name="P1"/>
      <text:p text:style-name="P1">6. Qual é a diferença básica entre um sistema posicional e um não posicional?</text:p>
      <text:p text:style-name="P16"><text:s/>Resp: <text:span text:style-name="T10">No sistema posicional cada algarismo tem um valor diferente dependendo de sua posição, já o não posicional esses algarismo tem um valor fixo independente da sua posição no número.</text:span></text:p>
      <text:p text:style-name="P1"/>
      <text:p text:style-name="P2">7. Utilizando os símbolos da base 15 escreva os 3 valores seguintes a A9D.</text:p>
      <text:p text:style-name="P16">Resp: <text:span text:style-name="T11">A9E-</text:span><text:span text:style-name="T12">BA0</text:span><text:span text:style-name="T11">- </text:span><text:span text:style-name="T12">BA1</text:span></text:p>
      <text:p text:style-name="P2"/>
      <text:p text:style-name="P2">8. Imagine que voc<text:span text:style-name="T2">ê </text:span>desenvolveu um sistema de numeração posicional, cujas regras SÃO IDÊNTICAS ás dos atuais sistemas posicionais, EXCETO que a contagem de valores é realizada da esquerda para a direita.</text:p>
      <text:p text:style-name="P5"/>
      <text:p text:style-name="P2">Considerando um sistema posicional de base 7 e do tipo que foi descrito acima, escreva os 11 valores seguintes ao número </text:p>
      <text:p text:style-name="P2"><text:tab/>5656<text:span text:style-name="T1">7 </text:span></text:p>
      <text:p text:style-name="P17">Resp: <text:span text:style-name="T13">6656</text:span><text:span text:style-name="T25">7</text:span><text:span text:style-name="T13">, <text:s/>0066</text:span><text:span text:style-name="T25">7</text:span><text:span text:style-name="T13">, <text:s/>1066</text:span><text:span text:style-name="T25">7</text:span><text:span text:style-name="T13">, <text:s/>2066</text:span><text:span text:style-name="T25">7</text:span><text:span text:style-name="T13">, <text:s/>3066</text:span><text:span text:style-name="T25">7</text:span><text:span text:style-name="T13">, <text:s/>4066</text:span><text:span text:style-name="T25">7</text:span><text:span text:style-name="T13">, <text:s/>5066</text:span><text:span text:style-name="T25">7 <text:s text:c="2"/></text:span><text:span text:style-name="T14">,</text:span><text:span text:style-name="T13">6066</text:span><text:span text:style-name="T25">7 <text:s/></text:span><text:span text:style-name="T13">,0166</text:span><text:span text:style-name="T25">7 <text:s/></text:span><text:span text:style-name="T13">,1166</text:span><text:span text:style-name="T25">7</text:span><text:span text:style-name="T14">, 2166</text:span><text:span text:style-name="T25">7.</text:span></text:p>
      <text:p text:style-name="P11"/>
      <text:p text:style-name="P3">9. Com referência ao que foi estudado nas video-aulas sobre sistemas de numeração posicionais, analise as afirmações a seguir:</text:p>
      <text:p text:style-name="P4">I – em um sistema de numeração posicional, a quantidade de símbolos existente é chamada de base.</text:p>
      <text:p text:style-name="P6">II – em sistemas de numeração n<text:span text:style-name="T2">ã</text:span>o posicionais, tipo do “romano”, o valor de um número é obtido pela soma do valor de cada um dos seus algarismos, independente de sua posição no número. </text:p>
      <text:p text:style-name="P6">III – em sistemas posicionais de valor de base maior que 10, os números possuem algarismos com valores absolutos iguais aos da base menos 1, multiplicados pela base elevada a uma potência </text:p>
      <text:p text:style-name="P6">IV– em sistemas de numeração posicionais os números são constitu<text:span text:style-name="T3">í</text:span>dos de um ou mais algarismos Cada algarismo possui dois significados: seu valor absoluto, que indica o valor de sua posição no número e outro, relativo, sempre igual, em qualquer posição. </text:p>
      <text:p text:style-name="P6">Escolha a opção correta: </text:p>
      <text:p text:style-name="P6">a) afirmações I, II e IV são verdadeiras </text:p>
      <text:p text:style-name="P22"><text:soft-page-break/><text:span text:style-name="T31">b)</text:span> afirmação I é verdadeira </text:p>
      <text:p text:style-name="P6">c) afirmações II e III são verdadeiras</text:p>
      <text:p text:style-name="P6">d) afirmações II e IV são verdadeiras</text:p>
      <text:p text:style-name="P6">e) afirmações I e III são verdadeiras </text:p>
      <text:p text:style-name="P6">Resp: <text:s/><text:span text:style-name="T15">B</text:span></text:p>
      <text:p text:style-name="P6"/>
      <text:p text:style-name="P6">10. Analise os seguintes números representados em base 2 (sistema binário) e assinale quais são ímpares:</text:p>
      <text:p text:style-name="P6">a) 0111010100111101000111001110111010 </text:p>
      <text:p text:style-name="P6">b) 1111011111100000110101010100010000 </text:p>
      <text:p text:style-name="P6">c) 1000000010001010101111111010010000</text:p>
      <text:p text:style-name="P18"><text:span text:style-name="T31">d)</text:span> 1001111111101110111100010100010011</text:p>
      <text:p text:style-name="P6">Resp: <text:span text:style-name="T16">D</text:span></text:p>
      <text:p text:style-name="P6"/>
      <text:p text:style-name="P6">11. Considere a lógica das sequências abaixo e preencha os espaços com os valores seguintes na mesma sequência:</text:p>
      <text:p text:style-name="P6"/>
      <text:p text:style-name="P23">a) 81<text:span text:style-name="T1">9</text:span> – 83<text:span text:style-name="T1">9</text:span> – 85<text:span text:style-name="T1">9</text:span> – <text:span text:style-name="T17">87</text:span><text:span text:style-name="T26">9</text:span><text:span text:style-name="T17"> – 100</text:span><text:span text:style-name="T26">9</text:span><text:span text:style-name="T17"> – 102</text:span><text:span text:style-name="T26">9</text:span></text:p>
      <text:p text:style-name="P23">b) C4<text:span text:style-name="T1">12</text:span> – C6<text:span text:style-name="T1">12</text:span> – C<text:span text:style-name="T1">8</text:span> – <text:span text:style-name="T17">C10</text:span><text:span text:style-name="T26">12</text:span><text:span text:style-name="T28"> <text:s/>-</text:span><text:span text:style-name="T29"> </text:span><text:span text:style-name="T17">C12</text:span><text:span text:style-name="T26">12</text:span><text:span text:style-name="T28"> <text:s/>-</text:span><text:span text:style-name="T29"> </text:span><text:span text:style-name="T17">C14</text:span><text:span text:style-name="T26">12</text:span></text:p>
      <text:p text:style-name="P23">c) 90<text:span text:style-name="T1">16</text:span> – 94<text:span text:style-name="T1">16</text:span> – 98<text:span text:style-name="T1">16</text:span> - <text:s/><text:span text:style-name="T17"><text:s/>9C</text:span><text:span text:style-name="T27">16</text:span><text:span text:style-name="T29"> <text:s/>- </text:span><text:span text:style-name="T17">A0</text:span><text:span text:style-name="T26">16</text:span><text:span text:style-name="T28"> <text:s/>-</text:span><text:span text:style-name="T29"> </text:span><text:span text:style-name="T17">A4</text:span><text:span text:style-name="T26">16</text:span></text:p>
      <text:p text:style-name="P7"/>
      <text:p text:style-name="P8">12. Quando se analisa historicamente o surgimento da computação e os modelos computacionais iniciais, despontam na literatura dois sistemas computacionais famosos: o ENIAC e o COLOSSUS. Do que você pode observar de suas pesquisas a respeito, indique qual deles efetivamente entrou em operação primeiro? Qual ou quais eram os objetivos que motivaram o desenvolvimento de cada um. Qual sua opinião sobre o papel de cada um na história da computação?</text:p>
      <text:p text:style-name="P26">Resp: <text:span text:style-name="T17">O Colossus entrou em operação primeiro, em Dezembro de 1943 e o ENIAC entrou em operação em Fevereiro de 1946.O Colossus foi criado para fazer criptoanálise dos códigos nazistas e <text:s/>a do ENIAC era de fazer cálculos balísticos.</text:span><text:span text:style-name="T22"> </text:span><text:span text:style-name="T23">O Colossus teve um grande papel na história ao decriptar a </text:span><text:bookmark text:name="firstHeading"/><text:span text:style-name="T33">Lorenz SZ 40/42</text:span><text:span text:style-name="T23"> nazista na Segunda Guerra Mundial, </text:span><text:span text:style-name="T24">já o ENIAC foi o primeiro computador digital eletrônico que veio para superar os computadores analógicos. </text:span></text:p>
      <text:p text:style-name="P8"/>
      <text:p text:style-name="P8">13. Fazendo-se uma retrospectiva histórica da evolução dos computadores, observa-se que esta evolução aconteceu de forma vertiginosa devido a diversos fatores. Escolha a opção correta que caracteriza um desses fatores do avanço tecnológico dos computadores:</text:p>
      <text:p text:style-name="P8">a) o aumento da quantidade de periféricos instalados </text:p>
      <text:p text:style-name="P8">b) o desenvolvimento acelerado de novas linguagens de programação de alto nivel </text:p>
      <text:p text:style-name="P8">c) o surgimento da tecnologia de banco de dados relacionais</text:p>
      <text:p text:style-name="P19"><text:span text:style-name="T31">d)</text:span> a redução das distâncias internas para trânsito dos sinais que representam os dados a serem processados</text:p>
      <text:p text:style-name="P8">e) o surgimento da Internet, que acelerou as comunicações e, consequentemente, a oportunidade para novos desenvolvimentos </text:p>
      <text:p text:style-name="P8">Resp: <text:span text:style-name="T18">D</text:span></text:p>
      <text:p text:style-name="P8"/>
      <text:p text:style-name="P9">14. De uma forma geral, parece ser bastante difícil encontrar uma organização ou elementos da natureza que não sejam organizados de forma sistêmica (ou seja, sua organização é típica de um sistema). Escolha, entre as opções a seguir a ÚNICA que NÃO É organizada em forma de sistema: a) um computador completo</text:p>
      <text:p text:style-name="P9">b) o serviço de transportes de uma cidade </text:p>
      <text:p text:style-name="P9">c) o conjunto formado pela memória cache, memória principal (RAM) e memória secundária (HD) em um computador</text:p>
      <text:p text:style-name="P9"><text:soft-page-break/>d) o conjunto de programas conhecido como Windows</text:p>
      <text:p text:style-name="P20"><text:span text:style-name="T31">e)</text:span> um módulo de memória DDR, com capacidade de armazenamento de 2 GB</text:p>
      <text:p text:style-name="P9"><text:s/>Resp: <text:span text:style-name="T19">E</text:span></text:p>
      <text:p text:style-name="P9"/>
      <text:p text:style-name="P10">15. Desde o surgimento da primeira máquina eletrônica de processamento de dados, a qual se popularizou com o nome de computador, a humanidade vem conhecendo diferentes tipos dessas máquinas. Esses tipos foram se concentrando em categorias conforme a demanda por novas aplicações foram surgindo. Atualmente, pode-se relacionar as seguintes categorias de computadores (onde o tipo de processador predomina para identificar a categoria de forma adequada):</text:p>
      <text:p text:style-name="P10"/>
      <text:p text:style-name="P10">supercomputadores – grande porte – microcomputadores – processadores para dispositivos móveis – processadores embarcados (ou embutidos). </text:p>
      <text:p text:style-name="P10">Indique a opção mais adequada para relacionar, respectivamente, uma aplicação para as citadas categorias: </text:p>
      <text:p text:style-name="P10"/>
      <text:p text:style-name="P13">a) Simulações em processamentos na área de energia nuclear – processamento de telecomunicações – uso apenas de sistemas operacionais multiusuário – processamento bancário – processamento pessoal em residências </text:p>
      <text:p text:style-name="P13">b) Processamentos exclusivos na área de sistemas militares – processamento pessoal com múltiplos usuários em uso simultâneo - processamentos de um único usuário – processamentos de aparelhos celulares – processamento do sistema de ignição de automóveis </text:p>
      <text:p text:style-name="P21"><text:span text:style-name="T31">c)</text:span> Simulações em processamentos na área de energia nuclear – grandes processamentos na área bancária – processamentos de um único usuário – processamentos de aparelhos celulares – processamento do sistema de ignição de automóveis</text:p>
      <text:p text:style-name="P13">d) Processamentos exclusivos na área de sistemas militares - grandes processamentos na área bancária – processamentos de um único usuário – processamentos de aparelhos celulares – processamento do sistema de um único componente</text:p>
      <text:p text:style-name="P13">e) Download (transferência de dados) de múltiplos arquivos de video - processamento pessoal com múltiplos usuários em uso simultâneo - processamentos de um único usuário – processamentos de aparelhos celulares – processamento do sistema de ignição de automóveis </text:p>
      <text:p text:style-name="P13">Resp:<text:span text:style-name="T5"> </text:span><text:span text:style-name="T20">C</text:span></text:p>
      <text:p text:style-name="P13"/>
      <text:p text:style-name="P13">16. Considere um sistema de numeração posicional que seja constituído dos seguintes símbolos (algarismos) para expressar valores (os algarismos ou símbolos desse sistema estão apresentados em ordem crescente(de 1 em 1) a partir do algarismo que representa um valor equivalente a zero no sistema decimal, e que está na posição mais a esquerda).</text:p>
      <text:p text:style-name="P13"/>
      <text:p text:style-name="P13"><text:tab/><text:tab/>&amp; $ # @ % </text:p>
      <text:p text:style-name="P13"/>
      <text:p text:style-name="P24">a) Qual é o valor da base deste sistema? </text:p>
      <text:p text:style-name="P24"><text:span text:style-name="T32">Resp:</text:span><text:span text:style-name="T30"> </text:span><text:span text:style-name="T21">Base 5.</text:span></text:p>
      <text:p text:style-name="P24"><text:span text:style-name="T21"/></text:p>
      <text:p text:style-name="P24">b) Quantos números poderão ser criados neste sistema, considerando-se que todos eles tem 3 algarismos? (indique a quantidade em base 10) </text:p>
      <text:p text:style-name="P24"><text:span text:style-name="T32">Resp: </text:span><text:span text:style-name="T21">125.</text:span></text:p>
      <text:p text:style-name="P24"><text:span text:style-name="T21"/></text:p>
      <text:p text:style-name="P13">c) Qual deve ser o valor seguinte ao<text:span text:style-name="T34">s</text:span> números:</text:p>
      <text:p text:style-name="P25">Resp: <text:span text:style-name="T5">2410.</text:span></text:p>
      <text:p text:style-name="P13"/>
      <text:p text:style-name="P13"><text:tab/><text:tab/><text:tab/># % $ &amp;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4:09:57.143000000</meta:creation-date>
    <dc:date>2019-08-16T15:42:59.931000000</dc:date>
    <meta:editing-duration>PT49M30S</meta:editing-duration>
    <meta:editing-cycles>29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73" meta:word-count="1255" meta:character-count="8108" meta:non-whitespace-character-count="6841"/>
  </office:meta>
</office:document-meta>
</file>